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ONDO BALCÁZAR, VERÓNICA MARIA HERMINI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 NEGRO</text:span></text:p>
            <text:p text:style-name="P7">Cant.Cajas(Ped 1):<text:span text:style-name="T4">1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27T21:26:2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